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7.83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116.1mm"/>
    </style:style>
    <style:style style:name="co6" style:family="table-column">
      <style:table-column-properties fo:break-before="auto" style:column-width="44.47mm"/>
    </style:style>
    <style:style style:name="co7" style:family="table-column">
      <style:table-column-properties fo:break-before="auto" style:column-width="418.94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47.73mm"/>
    </style:style>
    <style:style style:name="co10" style:family="table-column">
      <style:table-column-properties fo:break-before="auto" style:column-width="52.09mm"/>
    </style:style>
    <style:style style:name="co11" style:family="table-column">
      <style:table-column-properties fo:break-before="auto" style:column-width="479.67mm"/>
    </style:style>
    <style:style style:name="co12" style:family="table-column">
      <style:table-column-properties fo:break-before="auto" style:column-width="308.7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Tolerance &amp; Rating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1"/>
          <table:table-cell/>
        </table:table-row>
        <table:table-row table:style-name="ro1">
          <table:table-cell table:style-name="ce7" office:value-type="string" calcext:value-type="string">
            <text:p>R105, R220</text:p>
          </table:table-cell>
          <table:table-cell table:style-name="ce10" office:value-type="string" calcext:value-type="string">
            <text:p>10k</text:p>
          </table:table-cell>
          <table:table-cell table:style-name="ce12" table:formula="of:=LEN([.A2])-LEN(SUBSTITUTE([.A2];&quot;,&quot;;&quot;&quot;))+1" office:value-type="float" office:value="2" calcext:value-type="float">
            <text:p>2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106, R221</text:p>
          </table:table-cell>
          <table:table-cell table:style-name="ce10" office:value-type="string" calcext:value-type="string">
            <text:p>19,6k</text:p>
          </table:table-cell>
          <table:table-cell table:style-name="ce12" table:formula="of:=LEN([.A3])-LEN(SUBSTITUTE([.A3];&quot;,&quot;;&quot;&quot;))+1" office:value-type="float" office:value="2" calcext:value-type="float">
            <text:p>2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222</text:p>
          </table:table-cell>
          <table:table-cell table:style-name="ce10" office:value-type="string" calcext:value-type="string">
            <text:p>1,2M</text:p>
          </table:table-cell>
          <table:table-cell table:style-name="ce12" table:formula="of:=LEN([.A4])-LEN(SUBSTITUTE([.A4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223, R225</text:p>
          </table:table-cell>
          <table:table-cell table:style-name="ce10" office:value-type="string" calcext:value-type="string">
            <text:p>249k</text:p>
          </table:table-cell>
          <table:table-cell table:style-name="ce12" table:formula="of:=LEN([.A5])-LEN(SUBSTITUTE([.A5];&quot;,&quot;;&quot;&quot;))+1" office:value-type="float" office:value="2" calcext:value-type="float">
            <text:p>2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224</text:p>
          </table:table-cell>
          <table:table-cell table:style-name="ce10" office:value-type="string" calcext:value-type="string">
            <text:p>1M</text:p>
          </table:table-cell>
          <table:table-cell table:style-name="ce12" table:formula="of:=LEN([.A6])-LEN(SUBSTITUTE([.A6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307</text:p>
          </table:table-cell>
          <table:table-cell table:style-name="ce10" office:value-type="string" calcext:value-type="string">
            <text:p>30,1k</text:p>
          </table:table-cell>
          <table:table-cell table:style-name="ce12" table:formula="of:=LEN([.A7])-LEN(SUBSTITUTE([.A7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308</text:p>
          </table:table-cell>
          <table:table-cell table:style-name="ce10" office:value-type="string" calcext:value-type="string">
            <text:p>5,23k</text:p>
          </table:table-cell>
          <table:table-cell table:style-name="ce12" table:formula="of:=LEN([.A8])-LEN(SUBSTITUTE([.A8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406</text:p>
          </table:table-cell>
          <table:table-cell table:style-name="ce10" office:value-type="string" calcext:value-type="string">
            <text:p>75k</text:p>
          </table:table-cell>
          <table:table-cell table:style-name="ce12" table:formula="of:=LEN([.A9])-LEN(SUBSTITUTE([.A9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407</text:p>
          </table:table-cell>
          <table:table-cell table:style-name="ce10" office:value-type="string" calcext:value-type="string">
            <text:p>24k</text:p>
          </table:table-cell>
          <table:table-cell table:style-name="ce12" table:formula="of:=LEN([.A10])-LEN(SUBSTITUTE([.A10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409, R417</text:p>
          </table:table-cell>
          <table:table-cell table:style-name="ce10" office:value-type="string" calcext:value-type="string">
            <text:p>910k</text:p>
          </table:table-cell>
          <table:table-cell table:style-name="ce12" table:formula="of:=LEN([.A11])-LEN(SUBSTITUTE([.A11];&quot;,&quot;;&quot;&quot;))+1" office:value-type="float" office:value="2" calcext:value-type="float">
            <text:p>2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410</text:p>
          </table:table-cell>
          <table:table-cell table:style-name="ce10" office:value-type="string" calcext:value-type="string">
            <text:p>200k</text:p>
          </table:table-cell>
          <table:table-cell table:style-name="ce12" table:formula="of:=LEN([.A12])-LEN(SUBSTITUTE([.A12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418</text:p>
          </table:table-cell>
          <table:table-cell table:style-name="ce10" office:value-type="string" calcext:value-type="string">
            <text:p>33k</text:p>
          </table:table-cell>
          <table:table-cell table:style-name="ce12" table:formula="of:=LEN([.A13])-LEN(SUBSTITUTE([.A13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904</text:p>
          </table:table-cell>
          <table:table-cell table:style-name="ce10" office:value-type="float" office:value="330" calcext:value-type="float">
            <text:p>330</text:p>
          </table:table-cell>
          <table:table-cell table:style-name="ce12" table:formula="of:=LEN([.A14])-LEN(SUBSTITUTE([.A14];&quot;,&quot;;&quot;&quot;))+1" office:value-type="float" office:value="1" calcext:value-type="float">
            <text:p>1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1721, R1722</text:p>
          </table:table-cell>
          <table:table-cell table:style-name="ce10" office:value-type="string" calcext:value-type="string">
            <text:p>2,37k</text:p>
          </table:table-cell>
          <table:table-cell table:style-name="ce12" table:formula="of:=LEN([.A15])-LEN(SUBSTITUTE([.A15];&quot;,&quot;;&quot;&quot;))+1" office:value-type="float" office:value="2" calcext:value-type="float">
            <text:p>2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4" office:value-type="string" calcext:value-type="string">
            <text:p>0.1%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226, R807, R907, R908, R901, R1001, R1914, R2002, R220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LEN([.A16])-LEN(SUBSTITUTE([.A16];&quot;,&quot;;&quot;&quot;))+1" office:value-type="float" office:value="9" calcext:value-type="float">
            <text:p>9</text:p>
          </table:table-cell>
          <table:table-cell table:style-name="ce12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0" office:value-type="string" calcext:value-type="string">
            <text:p>-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903, R910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LEN([.A17])-LEN(SUBSTITUTE([.A17];&quot;,&quot;;&quot;&quot;))+1" office:value-type="float" office:value="2" calcext:value-type="float">
            <text:p>2</text:p>
          </table:table-cell>
          <table:table-cell table:style-name="ce12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5"/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416</text:p>
          </table:table-cell>
          <table:table-cell table:style-name="ce10" office:value-type="float" office:value="5.1" calcext:value-type="float">
            <text:p>5,1</text:p>
          </table:table-cell>
          <table:table-cell table:style-name="ce12" table:formula="of:=LEN([.A18])-LEN(SUBSTITUTE([.A18];&quot;,&quot;;&quot;&quot;))+1" office:value-type="float" office:value="1" calcext:value-type="float">
            <text:p>1</text:p>
          </table:table-cell>
          <table:table-cell table:style-name="ce12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5"/>
          <table:table-cell table:style-name="ce7" office:value-type="string" calcext:value-type="string">
            <text:p>http://www.yageo.com/documents/recent/PYu-RT_1-to-0.01_RoHS_L_9.pdf</text:p>
          </table:table-cell>
          <table:table-cell table:style-name="ce7" office:value-type="string" calcext:value-type="string">
            <text:p>Yageo</text:p>
          </table:table-cell>
          <table:table-cell table:style-name="ce7" office:value-type="string" calcext:value-type="string">
            <text:p>RT0603DRE075R1L</text:p>
          </table:table-cell>
          <table:table-cell table:style-name="ce7" office:value-type="string" calcext:value-type="string">
            <text:p>603-RT0603DRE075R1L</text:p>
          </table:table-cell>
          <table:table-cell table:style-name="ce7"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7"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R1402, R1401, R1404, R1403, R1603, R1605, R2203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LEN([.A19])-LEN(SUBSTITUTE([.A19];&quot;,&quot;;&quot;&quot;))+1" office:value-type="float" office:value="7" calcext:value-type="float">
            <text:p>7</text:p>
          </table:table-cell>
          <table:table-cell table:style-name="ce12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5"/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R1410, R2402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table:formula="of:=LEN([.A20])-LEN(SUBSTITUTE([.A20];&quot;,&quot;;&quot;&quot;))+1" office:value-type="float" office:value="2" calcext:value-type="float">
            <text:p>2</text:p>
          </table:table-cell>
          <table:table-cell table:style-name="ce12" office:value-type="string" calcext:value-type="string">
            <text:p>SMD</text:p>
          </table:table-cell>
          <table:table-cell table:style-name="ce7" office:value-type="string" calcext:value-type="string">
            <text:p>Resistors_SMD:R_0402</text:p>
          </table:table-cell>
          <table:table-cell table:style-name="ce15"/>
          <table:table-cell table:style-name="ce7" table:number-columns-repeated="1018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21])-LEN(SUBSTITUTE([.A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23])-LEN(SUBSTITUTE([.A23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24])-LEN(SUBSTITUTE([.A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25])-LEN(SUBSTITUTE([.A25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26])-LEN(SUBSTITUTE([.A2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28])-LEN(SUBSTITUTE([.A2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29])-LEN(SUBSTITUTE([.A29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103, R104, R107, R108, R109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31])-LEN(SUBSTITUTE([.A31];&quot;,&quot;;&quot;&quot;))+1" office:value-type="float" office:value="68" calcext:value-type="float">
            <text:p>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402JT10K0</text:p>
          </table:table-cell>
          <table:table-cell office:value-type="string" calcext:value-type="string">
            <text:p>RMCF0402JT10K0CT-ND</text:p>
          </table:table-cell>
          <table:table-cell office:value-type="string" calcext:value-type="string">
            <text:p>https://www.digikey.com/product-detail/en/stackpole-electronics-inc/RMCF0402JT10K0/RMCF0402JT10K0CT-ND/1942936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32])-LEN(SUBSTITUTE([.A3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33])-LEN(SUBSTITUTE([.A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36])-LEN(SUBSTITUTE([.A3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7])-LEN(SUBSTITUTE([.A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R401, R408, R404, R1608, R1913</text:p>
          </table:table-cell>
          <table:table-cell office:value-type="string" calcext:value-type="string">
            <text:p>1M</text:p>
          </table:table-cell>
          <table:table-cell table:formula="of:=LEN([.A38])-LEN(SUBSTITUTE([.A3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style-name="ce9"/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42])-LEN(SUBSTITUTE([.A42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3])-LEN(SUBSTITUTE([.A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4])-LEN(SUBSTITUTE([.A4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5])-LEN(SUBSTITUTE([.A4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6])-LEN(SUBSTITUTE([.A4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05, C1305, C1614, C1618, C2304</text:p>
          </table:table-cell>
          <table:table-cell office:value-type="string" calcext:value-type="string">
            <text:p>100pF</text:p>
          </table:table-cell>
          <table:table-cell table:formula="of:=LEN([.A47])-LEN(SUBSTITUTE([.A47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0pF</text:p>
          </table:table-cell>
          <table:table-cell table:formula="of:=LEN([.A48])-LEN(SUBSTITUTE([.A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9])-LEN(SUBSTITUTE([.A4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50])-LEN(SUBSTITUTE([.A5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51])-LEN(SUBSTITUTE([.A5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5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04, C1306, C2303</text:p>
          </table:table-cell>
          <table:table-cell office:value-type="string" calcext:value-type="string">
            <text:p>1nF</text:p>
          </table:table-cell>
          <table:table-cell table:formula="of:=LEN([.A52])-LEN(SUBSTITUTE([.A5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09</text:p>
          </table:table-cell>
          <table:table-cell office:value-type="string" calcext:value-type="string">
            <text:p>1nF</text:p>
          </table:table-cell>
          <table:table-cell table:formula="of:=LEN([.A53])-LEN(SUBSTITUTE([.A5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23, C459, C1203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54])-LEN(SUBSTITUTE([.A54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5, C1208</text:p>
          </table:table-cell>
          <table:table-cell office:value-type="string" calcext:value-type="string">
            <text:p>10nF</text:p>
          </table:table-cell>
          <table:table-cell table:formula="of:=LEN([.A55])-LEN(SUBSTITUTE([.A5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, 10V</text:p>
          </table:table-cell>
          <table:table-cell table:formula="of:=LEN([.A56])-LEN(SUBSTITUTE([.A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3, C104, C108, C107, C205, C206, C208, C209, C210, C211, C212, C308, C309, C440, C453, C434, C416, C452, C401, C402, C404, C409, C413, C417, C420, C424, C428, C431, C403, C405, C410, C414, C418, C421, C425, C429, C432, C435, C406, C411, C415, C419, C422, C426, C430, C433, C436, C438, C502, C501, C601, C701, C902, C1004, C1202, C1206, C1201, C1301, C1302, 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7])-LEN(SUBSTITUTE([.A57];&quot;,&quot;;&quot;&quot;))+1" office:value-type="float" office:value="87" calcext:value-type="float">
            <text:p>8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14, C1207</text:p>
          </table:table-cell>
          <table:table-cell office:value-type="string" calcext:value-type="string">
            <text:p>100nF</text:p>
          </table:table-cell>
          <table:table-cell table:formula="of:=LEN([.A58])-LEN(SUBSTITUTE([.A5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35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9])-LEN(SUBSTITUTE([.A5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60])-LEN(SUBSTITUTE([.A60];&quot;,&quot;;&quot;&quot;))+1" office:value-type="float" office:value="30" calcext:value-type="float">
            <text:p>3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01</text:p>
          </table:table-cell>
          <table:table-cell office:value-type="string" calcext:value-type="string">
            <text:p>1uF</text:p>
          </table:table-cell>
          <table:table-cell table:formula="of:=LEN([.A61])-LEN(SUBSTITUTE([.A6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62])-LEN(SUBSTITUTE([.A62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04, C461</text:p>
          </table:table-cell>
          <table:table-cell office:value-type="string" calcext:value-type="string">
            <text:p>4.7uF</text:p>
          </table:table-cell>
          <table:table-cell table:formula="of:=LEN([.A63])-LEN(SUBSTITUTE([.A6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03, C412, C458, C901, C1303, C1309</text:p>
          </table:table-cell>
          <table:table-cell office:value-type="string" calcext:value-type="string">
            <text:p>4.7uF</text:p>
          </table:table-cell>
          <table:table-cell table:formula="of:=LEN([.A64])-LEN(SUBSTITUTE([.A6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≥6.3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10%, 35V, X5R or X7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01, C207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66])-LEN(SUBSTITUTE([.A66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6.3V, X5R or X7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Provided By Pur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69])-LEN(SUBSTITUTE([.A6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≤10%, ≥25V, X7R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13, C302</text:p>
          </table:table-cell>
          <table:table-cell office:value-type="string" calcext:value-type="string">
            <text:p>10uF</text:p>
          </table:table-cell>
          <table:table-cell table:formula="of:=LEN([.A70])-LEN(SUBSTITUTE([.A7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<text:span text:style-name="T1">≤10%, ≥</text:span>25V, X5R or X7R</text:p>
          </table:table-cell>
          <table:table-cell office:value-type="string" calcext:value-type="string">
            <text:p>http://www.farnell.com/datasheets/2291921.pdf?_ga=2.48712998.102033539.1534381505-1463127165.153175346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string" calcext:value-type="string">
            <text:p>95Y0025</text:p>
          </table:table-cell>
          <table:table-cell office:value-type="string" calcext:value-type="string">
            <text:p>http://www.newark.com/tdk/c1608x5r1e106m080ac/capacitor-mlcc-x5r-10uf-25v-0603/dp/95Y0025</text:p>
          </table:table-cell>
          <table:table-cell office:value-type="string" calcext:value-type="string">
            <text:p>https://octopart.com/search?q=C1608X5R1E106M080A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71])-LEN(SUBSTITUTE([.A71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≤20%, ≥10V, X5R or X7R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72])-LEN(SUBSTITUTE([.A7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≤20%, ≥6.3V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581-TLNS227M004R3000</text:p>
          </table:table-cell>
          <table:table-cell office:value-type="string" calcext:value-type="string">
            <text:p>https://www.mouser.com/ProductDetail/AVX/TLNS227M004R3000?qs=xo3lxoqKOPLxDgZv2%2fimPA%3d%3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73])-LEN(SUBSTITUTE([.A73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≤10%, ≥10V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75])-LEN(SUBSTITUTE([.A7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76])-LEN(SUBSTITUTE([.A7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80])-LEN(SUBSTITUTE([.A80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81])-LEN(SUBSTITUTE([.A81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84])-LEN(SUBSTITUTE([.A8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87])-LEN(SUBSTITUTE([.A87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88])-LEN(SUBSTITUTE([.A8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93])-LEN(SUBSTITUTE([.A9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95])-LEN(SUBSTITUTE([.A9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96])-LEN(SUBSTITUTE([.A96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98])-LEN(SUBSTITUTE([.A9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AUP2G08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105])-LEN(SUBSTITUTE([.A10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108])-LEN(SUBSTITUTE([.A10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109])-LEN(SUBSTITUTE([.A10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/>
          <table:table-cell office:value-type="string" calcext:value-type="string">
            <text:p>https://cloud.puri.sm/s/DLGJJxKKFXXYqw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16])-LEN(SUBSTITUTE([.A11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20])-LEN(SUBSTITUTE([.A12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21])-LEN(SUBSTITUTE([.A1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/>
          <table:table-cell office:value-type="string" calcext:value-type="string">
            <text:p>https://assets.nexperia.com/documents/data-sheet/PCMFXHDMI2S_S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/>
          <table:table-cell office:value-type="string" calcext:value-type="string">
            <text:p>https://www.nxp.com/docs/en/data-sheet/PTN36043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/>
          <table:table-cell office:value-type="string" calcext:value-type="string">
            <text:p>https://www.nxp.com/docs/en/data-sheet/PTN5110_SDS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24])-LEN(SUBSTITUTE([.A1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25])-LEN(SUBSTITUTE([.A1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/>
          <table:table-cell office:value-type="string" calcext:value-type="string">
            <text:p>http://ww1.microchip.com/downloads/en/DeviceDoc/00001561C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35])-LEN(SUBSTITUTE([.A13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/>
          <table:table-cell office:value-type="string" calcext:value-type="string">
            <text:p>https://www.fractusantennas.com/files/UM_FR05_S1_NO_1_004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37])-LEN(SUBSTITUTE([.A13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/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53])-LEN(SUBSTITUTE([.A15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54])-LEN(SUBSTITUTE([.A154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56])-LEN(SUBSTITUTE([.A15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/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/>
          <table:table-cell office:value-type="string" calcext:value-type="string">
            <text:p>http://www.trulyamerica.com/products/compact-camera-module/#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61])-LEN(SUBSTITUTE([.A161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63])-LEN(SUBSTITUTE([.A163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/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64])-LEN(SUBSTITUTE([.A164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/>
          <table:table-cell office:value-type="string" calcext:value-type="string">
            <text:p>https://cloud.puri.sm/s/iSg345Zb5Fyd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65])-LEN(SUBSTITUTE([.A16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/>
          <table:table-cell office:value-type="string" calcext:value-type="string">
            <text:p>https://emcraft.com/component/jdownloads/view.download/153/11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67])-LEN(SUBSTITUTE([.A167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68])-LEN(SUBSTITUTE([.A16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69])-LEN(SUBSTITUTE([.A169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70])-LEN(SUBSTITUTE([.A17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71])-LEN(SUBSTITUTE([.A17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72])-LEN(SUBSTITUTE([.A17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73])-LEN(SUBSTITUTE([.A173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74])-LEN(SUBSTITUTE([.A174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1">
      <number:number number:decimal-places="2" loext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.00.0000</text:date>, <text:time style:data-style-name="N2" text:time-value="18:50:58.269735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9:14:57.249879314</dc:date>
    <meta:editing-duration>PT6H22M35S</meta:editing-duration>
    <meta:editing-cycles>145</meta:editing-cycles>
    <meta:generator>LibreOffice/6.1.0.3$Linux_X86_64 LibreOffice_project/10$Build-3</meta:generator>
    <meta:document-statistic meta:table-count="1" meta:cell-count="1531" meta:object-count="0"/>
  </office:meta>
</office:document-meta>
</file>